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1" style:family="table-row">
      <style:table-row-properties style:min-row-height="3.194cm"/>
    </style:style>
    <style:style style:name="Tableau17.A1" style:family="table-cell">
      <style:table-cell-properties fo:padding="0.097cm" fo:border="0.5pt solid #000000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padding="0.097cm" fo:border="0.5pt solid #000000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padding="0.097cm" fo:border="0.5pt solid #000000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padding="0.097cm" fo:border="0.5pt solid #000000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8.5cm" style:rel-column-width="32767*"/>
    </style:style>
    <style:style style:name="Tableau21.B" style:family="table-column">
      <style:table-column-properties style:column-width="8.5cm" style:rel-column-width="32768*"/>
    </style:style>
    <style:style style:name="Tableau21.A1" style:family="table-cell">
      <style:table-cell-properties fo:padding="0.097cm" fo:border="non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97cm" fo:border="0.5pt solid #000000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97cm" fo:border="0.5pt solid #000000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97cm" fo:border="0.5pt solid #000000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97cm" fo:border="0.5pt solid #000000"/>
    </style:style>
    <style:style style:name="P1" style:family="paragraph" style:parent-style-name="Standard">
      <style:text-properties officeooo:rsid="0005e7dc"/>
    </style:style>
    <style:style style:name="P2" style:family="paragraph" style:parent-style-name="Standard">
      <style:text-properties officeooo:rsid="0005e7dc" officeooo:paragraph-rsid="0005e7dc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5e7dc" officeooo:paragraph-rsid="00109f33"/>
    </style:style>
    <style:style style:name="P4" style:family="paragraph" style:parent-style-name="Standard">
      <style:text-properties style:text-underline-style="none" officeooo:rsid="001c3be4" officeooo:paragraph-rsid="0005e7dc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text-underline-style="none" fo:font-weight="normal" officeooo:rsid="002041fd" officeooo:paragraph-rsid="0005e7dc" style:font-weight-asian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normal" officeooo:rsid="002041fd" officeooo:paragraph-rsid="0005e7dc" style:font-weight-asian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normal" officeooo:rsid="0005e7dc" officeooo:paragraph-rsid="0005e7dc" style:font-weight-asian="normal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/>
      <style:text-properties style:text-underline-style="none" fo:font-weight="bold" officeooo:rsid="001e63b8" officeooo:paragraph-rsid="0005e7dc" style:font-weight-asian="bold" style:font-weight-complex="bold"/>
    </style:style>
    <style:style style:name="P9" style:family="paragraph" style:parent-style-name="Standard">
      <style:paragraph-properties fo:margin-left="2.501cm" fo:margin-right="0cm" fo:text-indent="0cm" style:auto-text-indent="false" fo:break-before="page"/>
      <style:text-properties style:text-underline-style="none" officeooo:rsid="0005e7dc" officeooo:paragraph-rsid="0005e7dc"/>
    </style:style>
    <style:style style:name="P10" style:family="paragraph" style:parent-style-name="Standard">
      <style:text-properties officeooo:rsid="001df1cf" officeooo:paragraph-rsid="0005e7dc"/>
    </style:style>
    <style:style style:name="P11" style:family="paragraph" style:parent-style-name="Standard">
      <style:text-properties officeooo:rsid="001c3be4" officeooo:paragraph-rsid="0005e7dc"/>
    </style:style>
    <style:style style:name="P12" style:family="paragraph" style:parent-style-name="Standard">
      <style:text-properties fo:font-weight="bold" officeooo:rsid="0005e7dc" officeooo:paragraph-rsid="0005e7dc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5e7dc" officeooo:paragraph-rsid="0005e7dc" style:font-weight-asian="bold" style:font-weight-complex="bold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font-weight="bold" officeooo:rsid="000ea102" officeooo:paragraph-rsid="000ea102" style:font-weight-asian="bold" style:font-weight-complex="bold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weight="bold" officeooo:rsid="000ea102" officeooo:paragraph-rsid="000ea102" style:font-weight-asian="bold" style:font-weight-complex="bold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style:text-underline-style="solid" style:text-underline-width="auto" style:text-underline-color="font-color" officeooo:rsid="0005e7dc" officeooo:paragraph-rsid="0005e7dc"/>
    </style:style>
    <style:style style:name="P17" style:family="paragraph" style:parent-style-name="Standard">
      <style:paragraph-properties fo:margin-left="0cm" fo:margin-right="0cm" fo:line-height="100%" fo:text-indent="0cm" style:auto-text-indent="false"/>
      <style:text-properties style:text-underline-style="solid" style:text-underline-width="auto" style:text-underline-color="font-color" fo:font-weight="normal" officeooo:rsid="002041fd" officeooo:paragraph-rsid="0005e7dc" style:font-weight-asian="normal" style:font-weight-complex="normal"/>
    </style:style>
    <style:style style:name="P18" style:family="paragraph" style:parent-style-name="Standard">
      <style:paragraph-properties fo:margin-left="0cm" fo:margin-right="0cm" fo:line-height="100%" fo:text-indent="0cm" style:auto-text-indent="false"/>
      <style:text-properties officeooo:rsid="002041fd" officeooo:paragraph-rsid="0005e7dc"/>
    </style:style>
    <style:style style:name="P19" style:family="paragraph" style:parent-style-name="Standard">
      <style:paragraph-properties fo:margin-left="0cm" fo:margin-right="0cm" fo:line-height="100%" fo:text-indent="0cm" style:auto-text-indent="false"/>
      <style:text-properties officeooo:paragraph-rsid="0005e7dc"/>
    </style:style>
    <style:style style:name="P20" style:family="paragraph" style:parent-style-name="Standard">
      <style:text-properties officeooo:rsid="0006100c" officeooo:paragraph-rsid="0006100c"/>
    </style:style>
    <style:style style:name="P21" style:family="paragraph" style:parent-style-name="Table_20_Contents">
      <style:text-properties officeooo:paragraph-rsid="0005e7dc"/>
    </style:style>
    <style:style style:name="P22" style:family="paragraph" style:parent-style-name="Standard">
      <style:text-properties fo:font-style="normal" officeooo:rsid="0005e7dc" officeooo:paragraph-rsid="0005e7dc" style:font-style-asian="normal" style:font-style-complex="normal"/>
    </style:style>
    <style:style style:name="P23" style:family="paragraph" style:parent-style-name="Standard">
      <style:text-properties fo:font-style="normal" officeooo:rsid="0006100c" officeooo:paragraph-rsid="0006100c" style:font-style-asian="normal" style:font-style-complex="normal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tyle="normal" officeooo:rsid="0008df37" officeooo:paragraph-rsid="0008df37" style:font-style-asian="normal" style:font-style-complex="normal"/>
    </style:style>
    <style:style style:name="P25" style:family="paragraph" style:parent-style-name="Standard">
      <style:text-properties fo:font-style="normal" officeooo:rsid="000a9a14" officeooo:paragraph-rsid="000a9a14" style:font-style-asian="normal" style:font-style-complex="normal"/>
    </style:style>
    <style:style style:name="P26" style:family="paragraph" style:parent-style-name="Standard">
      <style:text-properties fo:font-style="normal" officeooo:rsid="000a9a14" officeooo:paragraph-rsid="000e481f" style:font-style-asian="normal" style:font-style-complex="normal"/>
    </style:style>
    <style:style style:name="P27" style:family="paragraph" style:parent-style-name="Standard">
      <style:text-properties fo:font-style="normal" officeooo:rsid="000d511e" officeooo:paragraph-rsid="000d511e" style:font-style-asian="normal" style:font-style-complex="normal"/>
    </style:style>
    <style:style style:name="P28" style:family="paragraph" style:parent-style-name="Standard">
      <style:text-properties fo:font-style="normal" officeooo:rsid="000da278" officeooo:paragraph-rsid="000da278" style:font-style-asian="normal" style:font-style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officeooo:rsid="000da278" officeooo:paragraph-rsid="000ea102" style:font-style-asian="normal" style:font-style-complex="normal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tyle="normal" officeooo:rsid="000e481f" officeooo:paragraph-rsid="000da278" style:font-style-asian="normal" style:font-style-complex="normal"/>
    </style:style>
    <style:style style:name="P31" style:family="paragraph" style:parent-style-name="Standard">
      <style:text-properties fo:font-style="normal" officeooo:rsid="000e481f" officeooo:paragraph-rsid="000da278" style:font-style-asian="normal" style:font-style-complex="normal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tyle="normal" officeooo:rsid="000ea102" officeooo:paragraph-rsid="000ea102" style:font-style-asian="normal" style:font-style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officeooo:rsid="000ea102" officeooo:paragraph-rsid="000ea102" style:font-style-asian="normal" style:font-style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officeooo:rsid="00100f94" officeooo:paragraph-rsid="00100f94" style:font-style-asian="normal" style:font-style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officeooo:rsid="00109f33" officeooo:paragraph-rsid="00100f94" style:font-style-asian="normal" style:font-style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officeooo:rsid="0013d1c3" officeooo:paragraph-rsid="0013d1c3" style:font-style-asian="normal" style:font-style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4ac8e" officeooo:paragraph-rsid="0014ac8e" style:font-style-asian="normal" style:font-style-complex="normal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style="normal" officeooo:rsid="0014ac8e" officeooo:paragraph-rsid="0014ac8e" style:font-style-asian="normal" style:font-style-complex="normal"/>
    </style:style>
    <style:style style:name="P3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tyle="normal" officeooo:rsid="00166199" officeooo:paragraph-rsid="00166199" style:font-style-asian="normal" style:font-style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tyle="normal" fo:font-weight="normal" officeooo:rsid="000ea102" officeooo:paragraph-rsid="000ea102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officeooo:paragraph-rsid="000a9a14"/>
    </style:style>
    <style:style style:name="P42" style:family="paragraph" style:parent-style-name="Standard">
      <style:text-properties officeooo:rsid="000d511e" officeooo:paragraph-rsid="000d511e"/>
    </style:style>
    <style:style style:name="P43" style:family="paragraph" style:parent-style-name="Standard">
      <style:text-properties officeooo:rsid="000da278" officeooo:paragraph-rsid="000da278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officeooo:rsid="000e481f" officeooo:paragraph-rsid="000da278"/>
    </style:style>
    <style:style style:name="P45" style:family="paragraph" style:parent-style-name="Standard">
      <style:text-properties officeooo:rsid="000ea102" officeooo:paragraph-rsid="000ea102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rsid="000ea102" officeooo:paragraph-rsid="000ea102"/>
    </style:style>
    <style:style style:name="P47" style:family="paragraph" style:parent-style-name="Standard">
      <style:paragraph-properties fo:margin-left="0cm" fo:margin-right="0cm" fo:text-indent="0cm" style:auto-text-indent="false"/>
      <style:text-properties officeooo:rsid="00100f94" officeooo:paragraph-rsid="00100f94"/>
    </style:style>
    <style:style style:name="P48" style:family="paragraph" style:parent-style-name="Standard">
      <style:paragraph-properties fo:margin-left="0cm" fo:margin-right="0cm" fo:text-indent="0cm" style:auto-text-indent="false"/>
      <style:text-properties officeooo:rsid="00109f33" officeooo:paragraph-rsid="00109f33"/>
    </style:style>
    <style:style style:name="P49" style:family="paragraph" style:parent-style-name="Table_20_Contents">
      <style:text-properties officeooo:rsid="000a9a14" officeooo:paragraph-rsid="000a9a14"/>
    </style:style>
    <style:style style:name="P50" style:family="paragraph" style:parent-style-name="Table_20_Contents">
      <style:text-properties fo:font-size="11pt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fo:font-size="11pt" officeooo:rsid="00100f94" officeooo:paragraph-rsid="00100f94" style:font-size-asian="11pt" style:font-size-complex="11pt"/>
    </style:style>
    <style:style style:name="P5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fo:font-size="11pt" officeooo:rsid="00109f33" officeooo:paragraph-rsid="00109f33" style:font-size-asian="11pt" style:font-size-complex="11pt"/>
    </style:style>
    <style:style style:name="P54" style:family="paragraph" style:parent-style-name="Standard">
      <style:paragraph-properties fo:margin-left="0cm" fo:margin-right="0cm" fo:text-indent="0cm" style:auto-text-indent="false"/>
      <style:text-properties officeooo:rsid="00111a1a" officeooo:paragraph-rsid="00111a1a"/>
    </style:style>
    <style:style style:name="P55" style:family="paragraph" style:parent-style-name="Standard">
      <style:paragraph-properties fo:margin-left="0cm" fo:margin-right="0cm" fo:text-indent="0cm" style:auto-text-indent="false"/>
      <style:text-properties officeooo:rsid="0013932c" officeooo:paragraph-rsid="0013932c"/>
    </style:style>
    <style:style style:name="P56" style:family="paragraph" style:parent-style-name="Table_20_Contents">
      <style:text-properties officeooo:rsid="0013932c" officeooo:paragraph-rsid="0013932c"/>
    </style:style>
    <style:style style:name="P57" style:family="paragraph" style:parent-style-name="Standard">
      <style:paragraph-properties fo:margin-left="0cm" fo:margin-right="0cm" fo:text-indent="0cm" style:auto-text-indent="false"/>
      <style:text-properties officeooo:rsid="0013d1c3" officeooo:paragraph-rsid="00111a1a"/>
    </style:style>
    <style:style style:name="P58" style:family="paragraph" style:parent-style-name="Table_20_Contents">
      <style:text-properties officeooo:rsid="0013d1c3" officeooo:paragraph-rsid="0013d1c3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 fo:break-before="page"/>
      <style:text-properties officeooo:rsid="0013d1c3" officeooo:paragraph-rsid="0013d1c3"/>
    </style:style>
    <style:style style:name="P60" style:family="paragraph" style:parent-style-name="Table_20_Contents">
      <style:paragraph-properties fo:text-align="justify" style:justify-single-word="false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tyle="italic" officeooo:rsid="0013d1c3" officeooo:paragraph-rsid="0013d1c3" style:font-style-asian="italic" style:font-style-complex="italic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weight="bold" officeooo:paragraph-rsid="00111a1a" style:font-weight-asian="bold" style:font-weight-complex="bold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100c" style:font-style-asian="normal" style:font-style-complex="normal"/>
    </style:style>
    <style:style style:name="T4" style:family="text">
      <style:text-properties fo:font-style="normal" officeooo:rsid="000da278" style:font-style-asian="normal" style:font-style-complex="normal"/>
    </style:style>
    <style:style style:name="T5" style:family="text">
      <style:text-properties fo:font-style="normal" officeooo:rsid="000ea102" style:font-style-asian="normal" style:font-style-complex="normal"/>
    </style:style>
    <style:style style:name="T6" style:family="text">
      <style:text-properties fo:font-style="normal" officeooo:rsid="00109f33" style:font-style-asian="normal" style:font-style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0e481f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109f33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00f94" style:font-style-asian="normal" style:font-weight-asian="normal" style:font-style-complex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e481f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normal" style:font-weight-asian="normal" style:font-weight-complex="normal"/>
    </style:style>
    <style:style style:name="T16" style:family="text">
      <style:text-properties style:text-underline-style="none" fo:font-weight="normal" officeooo:rsid="002041fd" style:font-weight-asian="normal" style:font-weight-complex="normal"/>
    </style:style>
    <style:style style:name="T17" style:family="text">
      <style:text-properties style:text-underline-style="none" fo:font-weight="normal" officeooo:rsid="00223b55" style:font-weight-asian="normal" style:font-weight-complex="normal"/>
    </style:style>
    <style:style style:name="T18" style:family="text">
      <style:text-properties style:text-underline-style="none" fo:font-weight="bold" style:font-weight-asian="bold" style:font-weight-complex="bold"/>
    </style:style>
    <style:style style:name="T19" style:family="text">
      <style:text-properties style:text-underline-style="none" fo:font-weight="bold" officeooo:rsid="002041fd" style:font-weight-asian="bold" style:font-weight-complex="bold"/>
    </style:style>
    <style:style style:name="T20" style:family="text">
      <style:text-properties style:text-underline-style="none" fo:font-weight="bold" officeooo:rsid="000e481f" style:font-weight-asian="bold" style:font-weight-complex="bold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officeooo:rsid="0014ac8e" style:font-style-asian="italic" style:font-style-complex="italic"/>
    </style:style>
    <style:style style:name="T24" style:family="text">
      <style:text-properties officeooo:rsid="000c13b4"/>
    </style:style>
    <style:style style:name="T25" style:family="text">
      <style:text-properties officeooo:rsid="000da278"/>
    </style:style>
    <style:style style:name="T26" style:family="text">
      <style:text-properties officeooo:rsid="000e481f"/>
    </style:style>
    <style:style style:name="T27" style:family="text">
      <style:text-properties officeooo:rsid="0013932c"/>
    </style:style>
    <style:style style:name="T28" style:family="text">
      <style:text-properties officeooo:rsid="0013d1c3"/>
    </style:style>
    <style:style style:name="T29" style:family="text">
      <style:text-properties officeooo:rsid="0014ac8e"/>
    </style:style>
    <style:style style:name="T30" style:family="text">
      <style:text-properties officeooo:rsid="00166199"/>
    </style:style>
    <style:style style:name="T31" style:family="text">
      <style:text-properties officeooo:rsid="00111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<text:span text:style-name="T31">II. En utilisant notre raison, il est possible de construire un savoir qui dépasse nos points de vue particuliers</text:span></text:p>
      <text:p text:style-name="P54"/>
      <text:p text:style-name="P54">Nous nous intéressons à un texte célèbre de Platon, « l’allégorie de la caverne ». Le texte peut être trouvé sur le site du cours ; la vidéo est ici : <text:a xlink:type="simple" xlink:href="https://youtu.be/ECNHz3ooWjk" text:style-name="Internet_20_link" text:visited-style-name="Visited_20_Internet_20_Link">https://youtu.be/ECNHz3ooWjk</text:a></text:p>
      <text:p text:style-name="P54"/>
      <text:p text:style-name="P54">1. (Construction de la caverne : voir feuille)</text:p>
      <text:p text:style-name="P54"/>
      <text:p text:style-name="P54"><text:span text:style-name="T27">2</text:span>. De façon générale, que signifie la progression du personnage, qui passe du fond de la caverne à la contemplation du soleil ? D’où part-il, et où arrive-t-il ? <text:span text:style-name="T27">Justifiez.</text:span></text:p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56">La progression du personnage dans la caverne représente…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4"/>
      <text:p text:style-name="P55">3. Pour le prisonnier enchaîné dans sa caverne, à quoi la réalité se limite-t-elle ?</text:p>
      <table:table table:name="Tableau18" table:style-name="Tableau18">
        <table:table-column table:style-name="Tableau18.A"/>
        <table:table-row table:style-name="TableLine1159812773760">
          <table:table-cell table:style-name="Tableau18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5"/>
      <text:p text:style-name="P55">4. En quel sens les porteurs d’objets sont-ils moins ignorants que les prisonniers ?</text:p>
      <table:table table:name="Tableau19" table:style-name="Tableau19">
        <table:table-column table:style-name="Tableau19.A"/>
        <table:table-row table:style-name="TableLine1159812779744">
          <table:table-cell table:style-name="Tableau19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5"/>
      <text:p text:style-name="P55">5. D’après vous, qui sont ces porteurs d’objets dans la réalité ?</text:p>
      <table:table table:name="Tableau20" table:style-name="Tableau20">
        <table:table-column table:style-name="Tableau20.A"/>
        <table:table-row table:style-name="TableLine1159812772400">
          <table:table-cell table:style-name="Tableau20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55"/>
      <text:p text:style-name="P54"><text:span text:style-name="T28">6</text:span>. Le prisonnier qui sort de la caverne voit d’abord les images et les reflets des véritables choses. Platon fait ici référence à une science particulière, qui étudie la façon dont on peut représenter de façon rigoureuse l’apparence visuelle des choses. A votre avis, à quelle science grecque Platon fait-il référence ?</text:p>
      <table:table table:name="Tableau21" table:style-name="Tableau21">
        <table:table-column table:style-name="Tableau21.A"/>
        <table:table-column table:style-name="Tableau21.B"/>
        <table:table-row table:style-name="TableLine1159812767232">
          <table:table-cell table:style-name="Tableau21.A1" office:value-type="string">
            <text:p text:style-name="Table_20_Contents">a. La physique</text:p>
          </table:table-cell>
          <table:table-cell table:style-name="Tableau21.A1" office:value-type="string">
            <text:p text:style-name="P58">b. La géométrie</text:p>
          </table:table-cell>
        </table:table-row>
        <table:table-row table:style-name="TableLine1159812771312">
          <table:table-cell table:style-name="Tableau21.A1" office:value-type="string">
            <text:p text:style-name="P58">c. La biologie</text:p>
          </table:table-cell>
          <table:table-cell table:style-name="Tableau21.A1" office:value-type="string">
            <text:p text:style-name="P58">d. La philosophie</text:p>
          </table:table-cell>
        </table:table-row>
      </table:table>
      <text:p text:style-name="P57"/>
      <text:p text:style-name="P59"><text:span text:style-name="T29">7</text:span>. Protagoras affirmait que toute connaissance passait nécessairement par les sens. Quand nous faisons de la géométrie, avons-nous besoin d’utiliser nos sens ? Dans quelle mesure exactement ?</text:p>
      <table:table table:name="Tableau22" table:style-name="Tableau22">
        <table:table-column table:style-name="Tableau22.A"/>
        <table:table-row table:style-name="TableLine1159812771856">
          <table:table-cell table:style-name="Tableau22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1"/>
      <text:p text:style-name="P36">8. Par conséquent, peut-on dire que les vérités géométriques <text:span text:style-name="T22">dépendent de chacun </text:span>?</text:p>
      <table:table table:name="Tableau23" table:style-name="Tableau23">
        <table:table-column table:style-name="Tableau23.A"/>
        <table:table-row table:style-name="TableLine1159812772944">
          <table:table-cell table:style-name="Tableau23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61"/>
      <text:p text:style-name="P36"><text:span text:style-name="T29">9</text:span>. Quand nous faisons une démonstrat<text:span text:style-name="T29">ion mathématique, pouvons-nous </text:span><text:span text:style-name="T23">tout </text:span><text:span text:style-name="T29">démontrer ? Pourquoi serait-ce problématique ?</text:span></text:p>
      <table:table table:name="Tableau24" table:style-name="Tableau24">
        <table:table-column table:style-name="Tableau24.A"/>
        <table:table-row table:style-name="TableLine1159812766688">
          <table:table-cell table:style-name="Tableau24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36"/>
      <text:p text:style-name="P37">10. Par conséquent, en quel sens peut-on dire que le savoir mathématique n’est <text:span text:style-name="T22">pas tout à fait</text:span> absolu ?</text:p>
      <table:table table:name="Tableau25" table:style-name="Tableau25">
        <table:table-column table:style-name="Tableau25.A"/>
        <table:table-row table:style-name="TableLine1159812767776">
          <table:table-cell table:style-name="Tableau25.A1" office:value-type="string">
            <text:p text:style-name="P60"/>
            <text:p text:style-name="P60"/>
            <text:p text:style-name="P60"/>
            <text:p text:style-name="P60"/>
            <text:p text:style-name="P60"/>
            <text:p text:style-name="P60"/>
          </table:table-cell>
        </table:table-row>
      </table:table>
      <text:p text:style-name="P37"/>
      <text:p text:style-name="P37">11. Pour Platon, la philosophie représente un savoir <text:span text:style-name="T12">supérieur</text:span> au savoir mathématique. En vous appuyant sur les limites que nous venons d’identifier, expliquez <text:span text:style-name="T30">en quel sens</text:span>.</text:p>
      <text:p text:style-name="P38">a. Parce que le savoir philosophique est plus rigoureux que le savoir mathématique</text:p>
      <text:p text:style-name="P38">b. <text:span text:style-name="T30">Parce que le savoir mathématique est trop abstrait </text:span></text:p>
      <text:p text:style-name="P38">c. Parce que la philosophie est plus utile que la mathématique</text:p>
      <text:p text:style-name="P38">d. Parce que le philosophe essaye <text:span text:style-name="T22">toujours</text:span> de remettre en question ses croyances</text:p>
      <text:p text:style-name="P37"/>
      <text:p text:style-name="P39">12. Pourquoi le prisonnier se fait-il tuer ? A quel personnage historique Platon pense-t-il ?</text:p>
      <table:table table:name="Tableau26" table:style-name="Tableau26">
        <table:table-column table:style-name="Tableau26.A"/>
        <table:table-row table:style-name="TableLine1159812780832">
          <table:table-cell table:style-name="Tableau26.A1" office:value-type="string">
            <text:p text:style-name="P60"/>
            <text:p text:style-name="P60"/>
            <text:p text:style-name="P60"/>
            <text:p text:style-name="P60"/>
            <text:p text:style-name="P60"/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5:40:34.953000000</meta:creation-date>
    <dc:date>2022-10-05T07:00:23.588000000</dc:date>
    <meta:editing-duration>PT46M59S</meta:editing-duration>
    <meta:editing-cycles>7</meta:editing-cycles>
    <meta:generator>LibreOffice/7.2.5.2$Windows_X86_64 LibreOffice_project/499f9727c189e6ef3471021d6132d4c694f357e5</meta:generator>
    <meta:document-statistic meta:table-count="10" meta:image-count="0" meta:object-count="0" meta:page-count="2" meta:paragraph-count="23" meta:word-count="364" meta:character-count="2216" meta:non-whitespace-character-count="1874"/>
  </office:meta>
</office:document-meta>
</file>